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Libertine O1" svg:font-family="'Linux Libertine O'" style:font-pitch="variable"/>
    <style:font-face style:name="Linux Libertine O" svg:font-family="'Linux Libertine O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Libertine O1" fo:font-size="16pt" fo:font-weight="bold" officeooo:paragraph-rsid="0013398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nux Libertine O1" fo:font-size="16pt" fo:font-weight="bold" officeooo:rsid="001bbe81" officeooo:paragraph-rsid="001bbe8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nux Libertine O1" fo:font-size="12pt" officeooo:paragraph-rsid="001e8fe8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33988" officeooo:paragraph-rsid="001e8fe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e8fe8" officeooo:paragraph-rsid="001e8fe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paragraph-rsid="001e8fe8"/>
    </style:style>
    <style:style style:name="P7" style:family="paragraph" style:parent-style-name="Standard">
      <style:paragraph-properties fo:text-align="justify" style:justify-single-word="false"/>
      <style:text-properties style:font-name="Linux Libertine O1" fo:font-size="12pt" officeooo:rsid="00133988" officeooo:paragraph-rsid="001e8fe8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nux Libertine O1" fo:font-size="12pt" officeooo:rsid="001e8fe8" officeooo:paragraph-rsid="001e8fe8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nux Libertine O1" fo:font-size="12pt" officeooo:rsid="001e8fe8" officeooo:paragraph-rsid="001e8fe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nux Libertine O1" fo:font-size="12pt" officeooo:rsid="001e8fe8" officeooo:paragraph-rsid="001e8fe8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nux Libertine O1" fo:font-size="12pt" style:text-underline-style="solid" style:text-underline-width="auto" style:text-underline-color="font-color" officeooo:rsid="001e8fe8" officeooo:paragraph-rsid="001e8fe8" style:font-size-asian="12pt" style:font-size-complex="12pt"/>
    </style:style>
    <style:style style:name="T1" style:family="text">
      <style:text-properties officeooo:rsid="000e1fff"/>
    </style:style>
    <style:style style:name="T2" style:family="text">
      <style:text-properties officeooo:rsid="00133988"/>
    </style:style>
    <style:style style:name="T3" style:family="text">
      <style:text-properties style:font-name="Linux Libertine O1"/>
    </style:style>
    <style:style style:name="T4" style:family="text">
      <style:text-properties style:font-name="Linux Libertine O1" style:text-underline-style="none"/>
    </style:style>
    <style:style style:name="T5" style:family="text">
      <style:text-properties officeooo:rsid="002074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e document est un document </text:span>Ğ<text:span text:style-name="T2">economicus sous licence libre GPL v3</text:span></text:p>
      <text:p text:style-name="P4"><text:span text:style-name="T3">Sources et Licence sur </text:span><text:a xlink:type="simple" xlink:href="https://github.com/galuel/Geconomicus" text:style-name="Internet_20_link" text:visited-style-name="Visited_20_Internet_20_Link"><text:span text:style-name="T3">https://github.com/galuel/Geconomicus</text:span></text:a></text:p>
      <text:p text:style-name="P7"/>
      <text:p text:style-name="P8">Conseils pour jouer Ğeconomicus en extérieur en mode simplifié cartes + valeurs économiques : </text:p>
      <text:p text:style-name="P8"/>
      <text:p text:style-name="P8">- Jouer 10 tours dure 1h30 avec 10 joueurs (la durée n'augmente que peu avec le nombre !)</text:p>
      <text:p text:style-name="P8">- Jouer au moins 2 versions monétaires (par défaut monnaie-dette et monnaie-libre)</text:p>
      <text:p text:style-name="P8">- Compter une moyenne de 30 valeurs à produire par joueur (ex : 300 cacahuettes pour 10 joueurs)</text:p>
      <text:p text:style-name="P8">- Compter pour la version simplifiée où 4 cartes identiques = 1 valeur produite :</text:p>
      <text:p text:style-name="P8"/>
      <text:p text:style-name="P9">Nombre minimal de cartes nécessaires = 5 x Nombre de joueurs</text:p>
      <text:p text:style-name="P9"/>
      <text:p text:style-name="P10">Exemple avec 10 joueurs 50 cartes, donc un jeu de 52 cartes, avec 20 joueurs 100 cartes, donc deux jeux de 52 cartes <text:span text:style-name="T5">moins un carré suffisent</text:span> <text:span text:style-name="T5">(il faut un nombre multiple de 4).</text:span></text:p>
      <text:p text:style-name="P10"/>
      <text:p text:style-name="P10">Concernant la comptabilité et la banque, étudier les documents et les tableurs détaillés :</text:p>
      <text:p text:style-name="P5"/>
      <text:p text:style-name="P6"><text:bookmark text:name="ae5d59303574c2097f73fe82c58a180e-fc97734de980718dd3115d59aeefa5a5412f26ec"/><text:a xlink:type="simple" xlink:href="https://github.com/galuel/Geconomicus/blob/master/Different%20Games%20Rules/Ğeconomicus_Monnaie_Dette.odt" text:style-name="Internet_20_link" text:visited-style-name="Visited_20_Internet_20_Link"><text:span text:style-name="T4">Ğeconomicus_Monnaie_Dette.odt</text:span></text:a></text:p>
      <text:p text:style-name="P10"/>
      <text:p text:style-name="P5"><text:bookmark text:name="bb6ddb6a376bfc7096759c87e03717b4-8cd530cedabe3eb9e4d966f80046a93e24c98fd6"/><text:a xlink:type="simple" xlink:href="https://github.com/galuel/Geconomicus/blob/master/Different%20Games%20Rules/Ğeconomicus_Principe_General.odt" text:style-name="Internet_20_link" text:visited-style-name="Visited_20_Internet_20_Link"><text:span text:style-name="T4">Ğeconomicus_Principe_General.odt</text:span></text:a></text:p>
      <text:p text:style-name="P5"/>
      <text:p text:style-name="P11">Compte rendu :</text:p>
      <text:p text:style-name="P10"/>
      <text:p text:style-name="P10">Un jeu Ğeconomicus n'est complet que si l'organisateur publie un compte rendu détaillé (post écrit, vidéo...), notamment à l'aide des tableurs et graphiques générés que l'on peut remplir directement pendant le jeu, par le banquier d'une part, et par celui qui fait la comptabilité des sortants / nouveaux entrants à chaque tour : </text:p>
      <text:p text:style-name="P10"/>
      <text:p text:style-name="P10">Geconomicus_Banquier_Monnaie_Dette.ods</text:p>
      <text:p text:style-name="P10"/>
      <text:p text:style-name="P10">Geconomicus_tableau_suivi_resultat.o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nux Libertine O1" svg:font-family="'Linux Libertine O'" style:font-pitch="variable"/>
    <style:font-face style:name="Linux Libertine O" svg:font-family="'Linux Libertine O'" style:font-adornments="Norm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nux Libertine O" fo:font-family="'Linux Libertine O'" style:font-style-name="Normal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Linux Libertine O1" fo:font-size="16pt" fo:font-weight="bold" officeooo:paragraph-rsid="00133988" style:font-size-asian="16pt" style:font-weight-asian="bold" style:font-size-complex="16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Linux Libertine O1" fo:font-size="16pt" fo:font-weight="bold" officeooo:rsid="001bbe81" officeooo:paragraph-rsid="001bbe81" style:font-size-asian="16pt" style:font-weight-asian="bold" style:font-size-complex="16pt" style:font-weight-complex="bold"/>
    </style:style>
    <style:style style:name="MT1" style:family="text">
      <style:text-properties officeooo:rsid="000e1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Ğ<text:span text:style-name="MT1">economicus</text:span></text:p>
        <text:p text:style-name="MP2">Conseils de jeux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by </meta:initial-creator>
    <meta:creation-date>2015-01-11T07:19:04</meta:creation-date>
    <dc:date>2015-11-03T13:22:19.705373586</dc:date>
    <dc:creator>Bobby </dc:creator>
    <meta:editing-duration>PT2H23M33S</meta:editing-duration>
    <meta:editing-cycles>16</meta:editing-cycles>
    <meta:generator>LibreOffice/5.0.2.2$Linux_X86_64 LibreOffice_project/00m0$Build-2</meta:generator>
    <meta:document-statistic meta:table-count="0" meta:image-count="0" meta:object-count="0" meta:page-count="1" meta:paragraph-count="18" meta:word-count="216" meta:character-count="1401" meta:non-whitespace-character-count="1201"/>
  </office:meta>
</office:document-meta>
</file>